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ff" draw:textarea-horizontal-align="justify" draw:textarea-vertical-align="middle" draw:auto-grow-height="false" fo:min-height="0.472cm" fo:min-width="1.321cm"/>
    </style:style>
    <style:style style:name="gr2" style:family="graphic" style:parent-style-name="standard">
      <style:graphic-properties svg:stroke-color="#000000" draw:fill-color="#ffffcc" draw:textarea-horizontal-align="justify" draw:textarea-vertical-align="middle" draw:auto-grow-height="false" fo:min-height="0.472cm" fo:min-width="1.422cm"/>
    </style:style>
    <style:style style:name="gr3" style:family="graphic" style:parent-style-name="standard">
      <style:graphic-properties svg:stroke-color="#000000" draw:fill-color="#dcffdc" draw:textarea-horizontal-align="justify" draw:textarea-vertical-align="middle" draw:auto-grow-height="false" fo:min-height="0.472cm" fo:min-width="1.912cm"/>
    </style:style>
    <style:style style:name="gr4" style:family="graphic" style:parent-style-name="standard">
      <style:graphic-properties svg:stroke-color="#000000" draw:fill-color="#dcffdc" draw:textarea-horizontal-align="justify" draw:textarea-vertical-align="middle" draw:auto-grow-height="false" fo:min-height="1.556cm" fo:min-width="2.295cm"/>
    </style:style>
    <style:style style:name="gr5" style:family="graphic" style:parent-style-name="standard">
      <style:graphic-properties svg:stroke-color="#000000" draw:fill-color="#dcffdc" draw:textarea-horizontal-align="justify" draw:textarea-vertical-align="middle" draw:auto-grow-height="false" fo:min-height="0.472cm" fo:min-width="3.422cm"/>
    </style:style>
    <style:style style:name="gr6" style:family="graphic" style:parent-style-name="standard">
      <style:graphic-properties svg:stroke-color="#000000" draw:fill-color="#dcffdc" draw:textarea-horizontal-align="justify" draw:textarea-vertical-align="middle" draw:auto-grow-height="false" fo:min-height="0.472cm" fo:min-width="2.222cm"/>
    </style:style>
    <style:style style:name="gr7" style:family="graphic" style:parent-style-name="standard">
      <style:graphic-properties svg:stroke-color="#000000" draw:fill-color="#e6e6ff" draw:textarea-horizontal-align="justify" draw:textarea-vertical-align="middle" draw:auto-grow-height="false" fo:min-height="1.164cm" fo:min-width="2.913cm"/>
    </style:style>
    <style:style style:name="gr8" style:family="graphic" style:parent-style-name="standard">
      <style:graphic-properties svg:stroke-color="#000000" draw:fill-color="#e6e6ff" draw:textarea-horizontal-align="justify" draw:textarea-vertical-align="middle" draw:auto-grow-height="false" fo:min-height="1.166cm" fo:min-width="2.913cm"/>
    </style:style>
    <style:style style:name="gr9" style:family="graphic" style:parent-style-name="standard">
      <style:graphic-properties svg:stroke-color="#000000" draw:fill-color="#ffffcc" draw:textarea-horizontal-align="justify" draw:textarea-vertical-align="middle" draw:auto-grow-height="false" fo:min-height="0.472cm" fo:min-width="3.422cm"/>
    </style:style>
    <style:style style:name="gr10" style:family="graphic" style:parent-style-name="objectwithoutfill">
      <style:graphic-properties svg:stroke-color="#000000" draw:marker-end="Arrow_20_concave" draw:marker-end-width="0.3cm" draw:fill="none" draw:textarea-vertical-align="middle"/>
    </style:style>
    <style:style style:name="gr11" style:family="graphic" style:parent-style-name="standard">
      <style:graphic-properties svg:stroke-color="#000000" draw:fill-color="#e6e6ff" draw:textarea-horizontal-align="justify" draw:textarea-vertical-align="middle" draw:auto-grow-height="false" fo:min-height="1.164cm" fo:min-width="13.913cm"/>
    </style:style>
    <style:style style:name="gr12" style:family="graphic" style:parent-style-name="standard">
      <style:graphic-properties svg:stroke-color="#000000" draw:fill-color="#ffffcc" draw:textarea-horizontal-align="justify" draw:textarea-vertical-align="middle" draw:auto-grow-height="false" fo:min-height="0.472cm" fo:min-width="1.418cm"/>
    </style:style>
    <style:style style:name="gr13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-color="#dcffd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99cm" svg:height="0.8cm" svg:x="7.901cm" svg:y="0.101cm">
          <text:p text:style-name="P1"><text:span text:style-name="T1">Servi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8cm" svg:x="5.401cm" svg:y="0.101cm">
          <text:p text:style-name="P1"><text:span text:style-name="T1">AP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49cm" svg:height="0.8cm" svg:x="2.41cm" svg:y="0.11cm">
          <text:p text:style-name="P1"><text:span text:style-name="T1">Data 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989cm" svg:height="2cm" svg:x="13.011cm" svg:y="9cm">
          <text:p text:style-name="P1"><text:span text:style-name="T2">Crawl Package</text:span><text:span text:style-name="T1"><text:line-break/></text:span><text:span text:style-name="T1">WARCs</text:span><text:span text:style-name="T1"><text:line-break/></text:span><text:span text:style-name="T1">Logs</text:span><text:span text:style-name="T1"><text:line-break/></text:span><text:span text:style-name="T1">Meta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4cm" svg:height="0.8cm" svg:x="7cm" svg:y="7.111cm">
          <text:p text:style-name="P1"><text:span text:style-name="T1">Crawl Jo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2.8cm" svg:height="0.8cm" svg:x="13.1cm" svg:y="7.112cm">
          <text:p text:style-name="P1"><text:span text:style-name="T1">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3.999cm" svg:height="2cm" svg:x="7.001cm" svg:y="9cm">
          <text:p text:style-name="P1"><text:span text:style-name="T1">Crawl Servi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" draw:id="id1" draw:layer="layout" svg:width="3.999cm" svg:height="2cm" svg:x="7.001cm" svg:y="4.001cm">
          <text:p text:style-name="P1"><text:span text:style-name="T1">Curation Servi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6" draw:id="id6" draw:layer="layout" svg:width="3.999cm" svg:height="2.002cm" svg:x="18.001cm" svg:y="9cm">
          <text:p text:style-name="P1"><text:span text:style-name="T1">Storage Servi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3.999cm" svg:height="2cm" svg:x="18.001cm" svg:y="4.003cm">
          <text:p text:style-name="P1"><text:span text:style-name="T1">Access Servi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7" draw:id="id7" draw:layer="layout" svg:width="4cm" svg:height="0.8cm" svg:x="18cm" svg:y="7.112cm">
          <text:p text:style-name="P1"><text:span text:style-name="T1">Index &amp; Access AP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9cm" svg:y1="6.001cm" svg:x2="9cm" svg:y2="7.111cm" draw:start-shape="id1" draw:start-glue-point="2" draw:end-shape="id2" draw:end-glue-point="0" svg:d="M9000 6001v1110" svg:viewBox="0 0 1 1111">
          <text:p/>
        </draw:connector>
        <draw:connector draw:style-name="gr10" draw:text-style-name="P5" draw:layer="layout" svg:x1="9cm" svg:y1="7.911cm" svg:x2="9cm" svg:y2="9cm" draw:start-shape="id2" draw:start-glue-point="2" draw:end-shape="id3" draw:end-glue-point="0" svg:d="M9000 7911v1089" svg:viewBox="0 0 1 1090">
          <text:p/>
        </draw:connector>
        <draw:connector draw:style-name="gr10" draw:text-style-name="P5" draw:layer="layout" svg:x1="11cm" svg:y1="10cm" svg:x2="13.011cm" svg:y2="10cm" draw:start-shape="id3" draw:start-glue-point="1" draw:end-shape="id4" draw:end-glue-point="3" svg:d="M11000 10000h2011" svg:viewBox="0 0 2012 1">
          <text:p/>
        </draw:connector>
        <draw:connector draw:style-name="gr10" draw:text-style-name="P5" draw:layer="layout" svg:x1="11cm" svg:y1="5.001cm" svg:x2="13.1cm" svg:y2="7.512cm" draw:start-shape="id1" draw:start-glue-point="1" draw:end-shape="id5" draw:end-glue-point="3" svg:d="M11000 5001h1050v2511h1050" svg:viewBox="0 0 2101 2512">
          <text:p/>
        </draw:connector>
        <draw:connector draw:style-name="gr10" draw:text-style-name="P5" draw:layer="layout" svg:x1="20cm" svg:y1="9cm" svg:x2="20cm" svg:y2="7.912cm" draw:start-shape="id6" draw:start-glue-point="0" draw:end-shape="id7" draw:end-glue-point="2" svg:d="M20000 9000v-1088" svg:viewBox="0 0 1 1089">
          <text:p/>
        </draw:connector>
        <draw:connector draw:style-name="gr10" draw:text-style-name="P5" draw:layer="layout" svg:x1="20cm" svg:y1="7.112cm" svg:x2="20cm" svg:y2="6.003cm" draw:start-shape="id7" draw:start-glue-point="0" draw:end-shape="id8" draw:end-glue-point="2" svg:d="M20000 7112v-1109" svg:viewBox="0 0 1 1110">
          <text:p/>
        </draw:connector>
        <draw:connector draw:style-name="gr10" draw:text-style-name="P5" draw:layer="layout" svg:x1="15.9cm" svg:y1="7.512cm" svg:x2="18.001cm" svg:y2="10.001cm" draw:start-shape="id5" draw:start-glue-point="1" draw:end-shape="id6" draw:end-glue-point="3" svg:d="M15900 7512h1051v2489h1050" svg:viewBox="0 0 2102 2490">
          <text:p/>
        </draw:connector>
        <draw:connector draw:style-name="gr10" draw:text-style-name="P5" draw:layer="layout" svg:x1="16cm" svg:y1="10cm" svg:x2="18.001cm" svg:y2="10.001cm" draw:start-shape="id4" draw:start-glue-point="1" draw:end-shape="id6" draw:end-glue-point="3" svg:d="M16000 10000h1000v1h1001" svg:viewBox="0 0 2002 2">
          <text:p/>
        </draw:connector>
        <draw:custom-shape draw:style-name="gr11" draw:text-style-name="P2" draw:layer="layout" svg:width="14.999cm" svg:height="2cm" svg:x="7.001cm" svg:y="12.002cm">
          <text:p text:style-name="P1"><text:span text:style-name="T1">Monitoring Servi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1" draw:id="id11" draw:layer="layout" svg:width="2cm" svg:height="0.8cm" svg:x="23.102cm" svg:y="8.102cm">
          <text:p text:style-name="P1"><text:span text:style-name="T1">Http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out" svg:width="2cm" svg:height="0.8cm" svg:x="23.103cm" svg:y="6.103cm">
          <text:p text:style-name="P1"><text:span text:style-name="T1">CDX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0" draw:id="id10" draw:layer="layout" svg:width="1.996cm" svg:height="0.8cm" svg:x="23.104cm" svg:y="7.104cm">
          <text:p text:style-name="P1"><text:span text:style-name="T1">Solr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22cm" svg:y1="7.512cm" svg:x2="23.103cm" svg:y2="6.503cm" draw:start-shape="id7" draw:start-glue-point="1" draw:end-shape="id9" draw:end-glue-point="3" svg:d="M22000 7512h552v-1009h551" svg:viewBox="0 0 1104 1010">
          <text:p/>
        </draw:connector>
        <draw:connector draw:style-name="gr13" draw:text-style-name="P1" draw:layer="layout" svg:x1="22cm" svg:y1="7.512cm" svg:x2="23.104cm" svg:y2="7.504cm" draw:start-shape="id7" draw:start-glue-point="1" draw:end-shape="id10" draw:end-glue-point="3" svg:d="M22000 7512h553v-8h551" svg:viewBox="0 0 1105 9">
          <text:p/>
        </draw:connector>
        <draw:connector draw:style-name="gr13" draw:text-style-name="P1" draw:layer="layout" svg:x1="22cm" svg:y1="7.512cm" svg:x2="23.102cm" svg:y2="8.502cm" draw:start-shape="id7" draw:start-glue-point="1" draw:end-shape="id11" draw:end-glue-point="3" svg:d="M22000 7512h552v990h550" svg:viewBox="0 0 1103 99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1T11:07:07.281200090</meta:creation-date>
    <dc:date>2019-10-21T15:35:44.773038805</dc:date>
    <meta:editing-duration>PT2H35M</meta:editing-duration>
    <meta:editing-cycles>27</meta:editing-cycles>
    <meta:generator>LibreOffice/6.3.2.2$MacOSX_X86_64 LibreOffice_project/98b30e735bda24bc04ab42594c85f7fd8be07b9c</meta:generator>
    <meta:document-statistic meta:object-count="26"/>
  </office:meta>
</office:document-meta>
</file>